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・・・・・・。）</text:p>
          </table:table-cell>
          <table:table-cell table:style-name="ce0"/>
          <table:table-cell table:style-name="ce0"/>
          <table:table-cell table:style-name="ce0" office:value-type="string">
            <text:p>(......)</text:p>
          </table:table-cell>
          <table:table-cell table:number-columns-repeated="1020"/>
        </table:table-row>
        <table:table-row>
          <table:table-cell table:style-name="ce0" office:value-type="string">
            <text:p>（ま、まずいです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先ほどガブ飲みさせられたせいで・・・急激に
　尿意が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いえ！　弱気になるのはまだ早すぎますわ
　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明鏡止水の心・・・何事にも動じない強い意思
　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がわたくし、蒼麗の歌姫カラットの持ち味
　ですの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わそわ・・・）</text:p>
          </table:table-cell>
          <table:table-cell table:style-name="ce0" office:value-type="string">
            <text:p>Map174</text:p>
          </table:table-cell>
          <table:table-cell table:style-name="ce0"/>
          <table:table-cell table:style-name="ce0" office:value-type="string">
            <text:p>*fidget*...</text:p>
          </table:table-cell>
          <table:table-cell table:number-columns-repeated="1020"/>
        </table:table-row>
        <table:table-row>
          <table:table-cell table:style-name="ce0" office:value-type="string">
            <text:p>ふむ、想定どおりの定着率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、そんじゃ次のステップに進もっ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ってまし・・・あ、あら、もういいんです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、上々の結果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で、次の実験はかなり丁寧なデータを取る
必要があるから、飲んだあとは絶対に動かない
ようにし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「1」のボトルを1メモリ飲んでち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分かりま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今度は「2」のやつを2.5メモリ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・・・ごく・・・ごく・・・</text:p>
          </table:table-cell>
          <table:table-cell table:style-name="ce0" office:value-type="string">
            <text:p>Map605
</text:p>
          </table:table-cell>
          <table:table-cell table:style-name="ce0"/>
          <table:table-cell table:style-name="ce0" office:value-type="string">
            <text:p>*glug... glug... glug...*</text:p>
          </table:table-cell>
          <table:table-cell table:number-columns-repeated="1020"/>
        </table:table-row>
        <table:table-row>
          <table:table-cell table:style-name="ce0" office:value-type="string">
            <text:p>んで「3」を4メモ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たそんなに・・・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・・・ごく・・・ごく・・・ごく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ふぅっ、お・・・お腹がキツい・・・です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い、席について待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ふ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言ったとおり、精密な計測を始めるから
20分間じっとして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息をするのに胸が上下するのは仕方ないけど、
首から下は絶対動いちゃダメだ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動いちゃったら最初から計測し直し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けっこう難しいんじゃ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無理そ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て、もうトイレ我慢できな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んなことありませんわ！！　余裕の
余裕の余裕ですわ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早く始めなさい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？　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つこい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よ、ごめん！　じゃ開始ね！　スター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9+01:00</meta:creation-date>
    <dc:date>2020-02-14T11:52:5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